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A895115EAD7796B3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855a8a"/>
    </style:style>
    <style:style style:name="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10" style:family="paragraph" style:parent-style-name="Standard">
      <style:text-properties fo:font-size="6pt" officeooo:paragraph-rsid="00855a8a" style:font-size-asian="5.25pt" style:font-size-complex="6pt"/>
    </style:style>
    <style:style style:name="P11" style:family="paragraph" style:parent-style-name="Text_20_body">
      <style:paragraph-properties fo:break-before="page"/>
      <style:text-properties officeooo:rsid="0038970b" officeooo:paragraph-rsid="0038970b"/>
    </style:style>
    <style:style style:name="P12" style:family="paragraph" style:parent-style-name="Text_20_body">
      <style:text-properties officeooo:rsid="0036d62d" officeooo:paragraph-rsid="0036d62d"/>
    </style:style>
    <style:style style:name="P13" style:family="paragraph" style:parent-style-name="Text_20_body">
      <style:text-properties officeooo:rsid="0036d62d" officeooo:paragraph-rsid="0038970b"/>
    </style:style>
    <style:style style:name="P14" style:family="paragraph" style:parent-style-name="Text_20_body">
      <style:text-properties officeooo:paragraph-rsid="0038970b"/>
    </style:style>
    <style:style style:name="P15" style:family="paragraph" style:parent-style-name="Text_20_body">
      <style:text-properties officeooo:rsid="00518f12" officeooo:paragraph-rsid="00518f12"/>
    </style:style>
    <style:style style:name="P16" style:family="paragraph" style:parent-style-name="Text_20_body">
      <style:text-properties officeooo:rsid="00518f12" officeooo:paragraph-rsid="0059e56f"/>
    </style:style>
    <style:style style:name="P17" style:family="paragraph" style:parent-style-name="Text_20_body">
      <style:paragraph-properties fo:text-align="start" style:justify-single-word="false"/>
      <style:text-properties officeooo:rsid="00518f12" officeooo:paragraph-rsid="007ba53c"/>
    </style:style>
    <style:style style:name="P18" style:family="paragraph" style:parent-style-name="Text_20_body">
      <style:paragraph-properties fo:text-align="start" style:justify-single-word="false"/>
      <style:text-properties officeooo:rsid="00518f12" officeooo:paragraph-rsid="0089acfb"/>
    </style:style>
    <style:style style:name="P19" style:family="paragraph" style:parent-style-name="Text_20_body">
      <style:paragraph-properties fo:text-align="start" style:justify-single-word="false"/>
      <style:text-properties officeooo:rsid="00518f12" officeooo:paragraph-rsid="008dca25"/>
    </style:style>
    <style:style style:name="P20" style:family="paragraph" style:parent-style-name="Text_20_body">
      <style:text-properties officeooo:rsid="00518f12" officeooo:paragraph-rsid="007ba53c"/>
    </style:style>
    <style:style style:name="P21" style:family="paragraph" style:parent-style-name="Text_20_body">
      <style:text-properties officeooo:rsid="00518f12" officeooo:paragraph-rsid="008dca25"/>
    </style:style>
    <style:style style:name="P22" style:family="paragraph" style:parent-style-name="Text_20_body">
      <style:text-properties officeooo:paragraph-rsid="00568664"/>
    </style:style>
    <style:style style:name="P23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24" style:family="paragraph" style:parent-style-name="Text_20_body">
      <style:text-properties officeooo:rsid="003af2fe" officeooo:paragraph-rsid="0059173f"/>
    </style:style>
    <style:style style:name="P25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26" style:family="paragraph" style:parent-style-name="Text_20_body">
      <style:text-properties officeooo:rsid="007f7019" officeooo:paragraph-rsid="0059173f"/>
    </style:style>
    <style:style style:name="P27" style:family="paragraph" style:parent-style-name="Text_20_body">
      <style:paragraph-properties fo:text-align="start" style:justify-single-word="false"/>
      <style:text-properties officeooo:rsid="007f7019" officeooo:paragraph-rsid="00717ac9"/>
    </style:style>
    <style:style style:name="P28" style:family="paragraph" style:parent-style-name="Text_20_body">
      <style:text-properties officeooo:rsid="007f7019" officeooo:paragraph-rsid="00717ac9"/>
    </style:style>
    <style:style style:name="P29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30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884979" officeooo:paragraph-rsid="00717ac9"/>
    </style:style>
    <style:style style:name="P32" style:family="paragraph" style:parent-style-name="Text_20_body">
      <style:paragraph-properties fo:text-align="start" style:justify-single-word="false"/>
      <style:text-properties officeooo:rsid="00884979" officeooo:paragraph-rsid="00756e8d"/>
    </style:style>
    <style:style style:name="P33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34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35" style:family="paragraph" style:parent-style-name="Text_20_body">
      <style:paragraph-properties fo:text-align="start" style:justify-single-word="false"/>
      <style:text-properties officeooo:rsid="007d60a4" officeooo:paragraph-rsid="0060e590"/>
    </style:style>
    <style:style style:name="P36" style:family="paragraph" style:parent-style-name="Text_20_body">
      <style:paragraph-properties fo:text-align="start" style:justify-single-word="false"/>
      <style:text-properties officeooo:rsid="007d60a4" officeooo:paragraph-rsid="00717ac9"/>
    </style:style>
    <style:style style:name="P37" style:family="paragraph" style:parent-style-name="Text_20_body">
      <style:paragraph-properties fo:text-align="start" style:justify-single-word="false"/>
      <style:text-properties officeooo:rsid="007d60a4" officeooo:paragraph-rsid="007db182"/>
    </style:style>
    <style:style style:name="P38" style:family="paragraph" style:parent-style-name="Text_20_body">
      <style:paragraph-properties fo:text-align="start" style:justify-single-word="false"/>
      <style:text-properties officeooo:rsid="007e9a9b" officeooo:paragraph-rsid="00717ac9"/>
    </style:style>
    <style:style style:name="P39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40" style:family="paragraph" style:parent-style-name="Text_20_body">
      <style:paragraph-properties fo:text-align="start" style:justify-single-word="false"/>
      <style:text-properties officeooo:rsid="0086d34c" officeooo:paragraph-rsid="00717ac9"/>
    </style:style>
    <style:style style:name="P41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42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43" style:family="paragraph" style:parent-style-name="Text_20_body">
      <style:text-properties officeooo:paragraph-rsid="0059173f"/>
    </style:style>
    <style:style style:name="P44" style:family="paragraph" style:parent-style-name="Text_20_body">
      <style:text-properties officeooo:rsid="00914ff6" officeooo:paragraph-rsid="0059173f"/>
    </style:style>
    <style:style style:name="P45" style:family="paragraph" style:parent-style-name="Text_20_body">
      <style:paragraph-properties fo:text-align="start" style:justify-single-word="false"/>
      <style:text-properties officeooo:rsid="00679aa0" officeooo:paragraph-rsid="00717ac9"/>
    </style:style>
    <style:style style:name="P46" style:family="paragraph" style:parent-style-name="Text_20_body">
      <style:text-properties officeooo:rsid="00679aa0" officeooo:paragraph-rsid="00717ac9"/>
    </style:style>
    <style:style style:name="P47" style:family="paragraph" style:parent-style-name="Text_20_body">
      <style:text-properties officeooo:paragraph-rsid="006ee8aa"/>
    </style:style>
    <style:style style:name="P48" style:family="paragraph" style:parent-style-name="Text_20_body">
      <style:text-properties officeooo:paragraph-rsid="00717ac9"/>
    </style:style>
    <style:style style:name="P49" style:family="paragraph" style:parent-style-name="Text_20_body">
      <style:text-properties officeooo:rsid="007ba53c" officeooo:paragraph-rsid="007ba53c"/>
    </style:style>
    <style:style style:name="P50" style:family="paragraph" style:parent-style-name="Text_20_body">
      <style:text-properties officeooo:paragraph-rsid="007d9732"/>
    </style:style>
    <style:style style:name="P51" style:family="paragraph" style:parent-style-name="Text_20_body">
      <style:text-properties officeooo:paragraph-rsid="006b4023"/>
    </style:style>
    <style:style style:name="P52" style:family="paragraph" style:parent-style-name="Text_20_body">
      <style:text-properties officeooo:paragraph-rsid="0089acfb"/>
    </style:style>
    <style:style style:name="P53" style:family="paragraph" style:parent-style-name="Text_20_body">
      <style:text-properties officeooo:paragraph-rsid="008dca25"/>
    </style:style>
    <style:style style:name="P54" style:family="paragraph" style:parent-style-name="Text_20_body" style:master-page-name="Standard">
      <style:paragraph-properties style:page-number="auto"/>
      <style:text-properties officeooo:paragraph-rsid="006b4023"/>
    </style:style>
    <style:style style:name="P55" style:family="paragraph" style:parent-style-name="Text_20_body">
      <style:text-properties officeooo:rsid="00518f12" officeooo:paragraph-rsid="008dca25"/>
    </style:style>
    <style:style style:name="P56" style:family="paragraph" style:parent-style-name="Text_20_body">
      <style:paragraph-properties fo:text-align="start" style:justify-single-word="false"/>
      <style:text-properties officeooo:rsid="00518f12" officeooo:paragraph-rsid="008fb0c9"/>
    </style:style>
    <style:style style:name="P57" style:family="paragraph" style:parent-style-name="Text_20_body">
      <style:text-properties officeooo:rsid="00518f12" officeooo:paragraph-rsid="008fb0c9"/>
    </style:style>
    <style:style style:name="P58" style:family="paragraph" style:parent-style-name="Text_20_body">
      <style:text-properties officeooo:paragraph-rsid="008fb0c9"/>
    </style:style>
    <style:style style:name="P59" style:family="paragraph" style:parent-style-name="Heading_20_1" style:master-page-name="First_20_Page">
      <style:paragraph-properties style:page-number="auto"/>
    </style:style>
    <style:style style:name="P60" style:family="paragraph" style:parent-style-name="Heading_20_2">
      <style:paragraph-properties fo:break-before="page"/>
    </style:style>
    <style:style style:name="T1" style:family="text">
      <style:text-properties officeooo:rsid="00855a8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ira Sans1" fo:font-size="8pt" fo:language="en" fo:country="US" style:font-size-asian="8pt" style:font-size-complex="8pt"/>
    </style:style>
    <style:style style:name="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T6" style:family="text">
      <style:text-properties style:font-name="Fira Sans1" fo:font-size="8pt" style:font-size-asian="8pt" style:font-size-complex="8pt"/>
    </style:style>
    <style:style style:name="T7" style:family="text">
      <style:text-properties style:font-name="Fira Sans1" fo:font-size="8pt" fo:font-weight="bold" style:font-size-asian="8pt" style:font-weight-asian="bold" style:font-size-complex="8pt"/>
    </style:style>
    <style:style style:name="T8" style:family="text">
      <style:text-properties officeooo:rsid="0038970b"/>
    </style:style>
    <style:style style:name="T9" style:family="text">
      <style:text-properties officeooo:rsid="004a86f8"/>
    </style:style>
    <style:style style:name="T10" style:family="text">
      <style:text-properties officeooo:rsid="00518f12"/>
    </style:style>
    <style:style style:name="T11" style:family="text">
      <style:text-properties officeooo:rsid="00568664"/>
    </style:style>
    <style:style style:name="T12" style:family="text">
      <style:text-properties officeooo:rsid="0059da7d"/>
    </style:style>
    <style:style style:name="T13" style:family="text">
      <style:text-properties officeooo:rsid="008e0bb8"/>
    </style:style>
    <style:style style:name="T14" style:family="text">
      <style:text-properties officeooo:rsid="005f371a"/>
    </style:style>
    <style:style style:name="T15" style:family="text">
      <style:text-properties officeooo:rsid="0066816f"/>
    </style:style>
    <style:style style:name="T16" style:family="text">
      <style:text-properties officeooo:rsid="0093ac86"/>
    </style:style>
    <style:style style:name="T17" style:family="text">
      <style:text-properties officeooo:rsid="008b03c6"/>
    </style:style>
    <style:style style:name="T18" style:family="text">
      <style:text-properties officeooo:rsid="005dc898"/>
    </style:style>
    <style:style style:name="T19" style:family="text">
      <style:text-properties officeooo:rsid="00701332"/>
    </style:style>
    <style:style style:name="T20" style:family="text">
      <style:text-properties officeooo:rsid="0079f24b"/>
    </style:style>
    <style:style style:name="T21" style:family="text">
      <style:text-properties officeooo:rsid="009bb19f"/>
    </style:style>
    <style:style style:name="T22" style:family="text">
      <style:text-properties officeooo:rsid="005c226f"/>
    </style:style>
    <style:style style:name="T23" style:family="text">
      <style:text-properties officeooo:rsid="005f133e"/>
    </style:style>
    <style:style style:name="T24" style:family="text">
      <style:text-properties officeooo:rsid="0071f134"/>
    </style:style>
    <style:style style:name="T25" style:family="text">
      <style:text-properties officeooo:rsid="0059e56f"/>
    </style:style>
    <style:style style:name="T26" style:family="text">
      <style:text-properties officeooo:rsid="0060e590"/>
    </style:style>
    <style:style style:name="T27" style:family="text">
      <style:text-properties officeooo:rsid="00660871"/>
    </style:style>
    <style:style style:name="T28" style:family="text">
      <style:text-properties officeooo:rsid="00679aa0"/>
    </style:style>
    <style:style style:name="T29" style:family="text">
      <style:text-properties officeooo:rsid="007f7019"/>
    </style:style>
    <style:style style:name="T30" style:family="text">
      <style:text-properties officeooo:rsid="0068cc68"/>
    </style:style>
    <style:style style:name="T31" style:family="text">
      <style:text-properties officeooo:rsid="006a5e6a"/>
    </style:style>
    <style:style style:name="T32" style:family="text">
      <style:text-properties officeooo:rsid="0078f9ab"/>
    </style:style>
    <style:style style:name="T33" style:family="text">
      <style:text-properties officeooo:rsid="007ba53c"/>
    </style:style>
    <style:style style:name="T34" style:family="text">
      <style:text-properties officeooo:rsid="007bfbf6"/>
    </style:style>
    <style:style style:name="T35" style:family="text">
      <style:text-properties officeooo:rsid="008145c9"/>
    </style:style>
    <style:style style:name="T36" style:family="text">
      <style:text-properties officeooo:rsid="008bd13e"/>
    </style:style>
    <style:style style:name="T37" style:family="text">
      <style:text-properties officeooo:rsid="006a19e7"/>
    </style:style>
    <style:style style:name="T38" style:family="text">
      <style:text-properties officeooo:rsid="007b5a8c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Daily report of syndromic surveillance at points of care for refuges/migrants</text:h>
      <text:h text:style-name="Heading_20_2" text:outline-level="2">Date: <text:span text:style-name="T9">\Sexpr{tgtdatef} </text:span></text:h>
      <text:p text:style-name="Text_20_body">In this report we present briefly the syndromes under surveillance reported at KEELPNO from points of care in refugee/migrant reception centres in Greece. This report includes data reported at \Sexpr{tgtdatef1} from \Sexpr{Ncamps1} centres (out of \Sexpr{nrow(camps)}, participation rate \Sexpr{round(100*Ncamps1/nrow(camps))}%). Weekly data are reported from \Sexpr{Ncamps7} centres (participation rate \Sexpr{round(100*Ncamps7/nrow(camps))}%). Data presented below include reports received until 1:00 pm of the day that the current report refers to. Data are provisional and might change the following days. </text:p>
      <text:h text:style-name="Heading_20_2" text:outline-level="2">Data reported combined from all camps.</text:h>
      <text:p text:style-name="Text_20_body"><text:span text:style-name="T3">Table 1: </text:span>Data reported from all camps per syndrome, \Sexpr{format(tgtdate-1, "%d-%m-%Y")}</text:p>
      <text:p text:style-name="Text_20_body">&lt;&lt;Table1, echo=FALSE, results=xml&gt;&gt;=</text:p>
      <text:p text:style-name="P49">tb1 &lt;- makeTable1(lang)</text:p>
      <text:p text:style-name="P17">tb<text:span text:style-name="T33">1</text:span>Styles &lt;- tableStyles(<text:span text:style-name="T33">tb1</text:span>, useRowNames=FALSE, header=colnames(<text:span text:style-name="T33">tb1</text:span>))</text:p>
      <text:p text:style-name="P20">tb<text:span text:style-name="T33">1</text:span>Styles$header[tb<text:span text:style-name="T33">1</text:span>Styles$header=="MyCenteredNormal"] &lt;- "MyCenteredSmall"</text:p>
      <text:p text:style-name="P20">tb1Styles$text[tb1Styles$text=="MyCenteredNormal"] &lt;- "MyCenteredSmall"</text:p>
      <text:p text:style-name="P50">odfTable(<text:span text:style-name="T34">tb1</text:span>, useRowNames=FALSE, styles=t<text:span text:style-name="T10">b1S</text:span>tyles)</text:p>
      <text:p text:style-name="P51">@</text:p>
      <text:p text:style-name="P54">&lt;&lt;diag<text:span text:style-name="T31">s1</text:span>, echo = FALSE, results = xml&gt;&gt;=</text:p>
      <text:p text:style-name="P32">odfPageBreak()</text:p>
      <text:p text:style-name="P46">for (j in 1:13) {</text:p>
      <text:p text:style-name="P28">styles &lt;- getStyles()</text:p>
      <text:p text:style-name="P28">styles$paragraph &lt;- "My<text:span text:style-name="T30">Header</text:span>"</text:p>
      <text:p text:style-name="P28">setStyles(styles)</text:p>
      <text:p text:style-name="P38">cat(odfCat(sprintf(<text:span text:style-name="T29">"%s. %s"</text:span>, <text:span text:style-name="T28">j</text:span>, syndroDesc[<text:span text:style-name="T28">j</text:span>, lang])))</text:p>
      <text:p text:style-name="P28">styles &lt;- getStyles()</text:p>
      <text:p text:style-name="P28">styles$paragraph &lt;- "MyNormal"</text:p>
      <text:p text:style-name="P28">setStyles(styles)</text:p>
      <text:p text:style-name="P38">cat(odfCat(sprintf(alDayLabels[1, lang], <text:span text:style-name="T28">j</text:span>, syndroDesc[<text:span text:style-name="T28">j</text:span>, lang])))</text:p>
      <text:p text:style-name="P36"><text:span text:style-name="T27">cairo_ps</text:span>(<text:span text:style-name="T28">sprintf("fits%s.ps", j)</text:span>, width=<text:span text:style-name="T27">9.8</text:span>, height=<text:span text:style-name="T27">5.5</text:span>, <text:span text:style-name="T27">pointsize=12</text:span>)</text:p>
      <text:p text:style-name="P37">plotOne(fits[[<text:span text:style-name="T28">j</text:span>]], <text:span text:style-name="T26">lang=lang, stoptgt=TRUE</text:span>)</text:p>
      <text:p text:style-name="P36">dev.off()</text:p>
      <text:p text:style-name="P36"><text:span text:style-name="T19">cat(</text:span>odfInsertPlot(<text:span text:style-name="T28">sprintf("fits%s.ps", j)</text:span>, height=3.8, width=3.8*<text:span text:style-name="T36">9.</text:span>8/<text:span text:style-name="T36">5.5</text:span>, <text:span text:style-name="T20">externalFile=TRUE))</text:span></text:p>
      <text:p text:style-name="P40">file.remove(<text:span text:style-name="T28">sprintf("fits%s.ps", j)</text:span>)</text:p>
      <text:p text:style-name="P31"><text:span text:style-name="T16">if (j %% 2 == 0) cat(as.character(</text:span>odfPageBreak()<text:span text:style-name="T17">))</text:span></text:p>
      <text:p text:style-name="P45">}</text:p>
      <text:p text:style-name="P28">styles &lt;- getStyles()</text:p>
      <text:p text:style-name="P28">styles$paragraph &lt;- "My<text:span text:style-name="T31">CenteredNormal</text:span>"</text:p>
      <text:p text:style-name="P27">setStyles(styles)</text:p>
      <text:p text:style-name="P48">@</text:p>
      <text:h text:style-name="P60" text:outline-level="2">Report of alerts identified</text:h>
      <text:p text:style-name="P12"><text:span text:style-name="T3">Table 2: </text:span>Alert<text:span text:style-name="T8">s of the day identified for all camps and each camp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P56">tb2aStyles &lt;- tableStyles(<text:span text:style-name="T25">formatTableA(table2a, lang)</text:span>, useRowNames=FALSE, header=colnames(<text:span text:style-name="T25">formatTableA(table2a, lang)</text:span>))</text:p>
      <text:p text:style-name="P57">tb2aStyles$header[tb2aStyles$header=="MyCenteredNormal"] &lt;- "MyCenteredSmall"</text:p>
      <text:p text:style-name="P57">tb2aStyles$text[tb2aStyles$text=="MyCenteredNormal"] &lt;- "MyCenteredSmall"</text:p>
      <text:p text:style-name="P58">odfTable(<text:span text:style-name="T37">formatTableA(table2a, lang)</text:span>, useRowNames=FALSE, <text:span text:style-name="T38">styles=tb2aStyles</text:span>)</text:p>
      <text:p text:style-name="Text_20_body">} else {</text:p>
      <text:p text:style-name="Text_20_body"><text:tab/>odfCat(<text:span text:style-name="T11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18">tb2bStyles &lt;- tableStyles(<text:span text:style-name="T32">formatTableB(table2b, lang)</text:span>, useRowNames=FALSE, header=colnames(<text:span text:style-name="T32">formatTableB(table2b, lang)</text:span>))</text:p>
      <text:p text:style-name="P16">tb2bStyles$header[tb2bStyles$header=="MyCenteredNormal"] &lt;- "MyCenteredSmall"</text:p>
      <text:p text:style-name="P16">tb2bStyles$text[tb2bStyles$text=="MyCenteredNormal"] &lt;- "MyCenteredSmall"</text:p>
      <text:p text:style-name="P52">odfTable(<text:span text:style-name="T32">formatTableB(table2b, lang)</text:span>, useRowNames=FALSE, styles=t<text:span text:style-name="T10">b2bS</text:span>tyles)</text:p>
      <text:p text:style-name="Text_20_body">} else {</text:p>
      <text:p text:style-name="P22"><text:tab/>odfCat(<text:span text:style-name="T11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23"/>
      <text:p text:style-name="P11"><text:span text:style-name="T3">Table 3: </text:span>Daily alerts for the past 7 reporting days for all camps and for each camp.</text:p>
      <text:p text:style-name="P14"/>
      <text:p text:style-name="Text_20_body">&lt;&lt;Table3a, echo=FALSE, results=xml&gt;&gt;=</text:p>
      <text:p text:style-name="Text_20_body">if (nrow(table3a)&gt;0) {</text:p>
      <text:p text:style-name="P19">tb3aStyles &lt;- tableStyles(<text:span text:style-name="T25">formatTableA(table3a, lang)</text:span>, useRowNames=FALSE, header=colnames(<text:span text:style-name="T25">formatTableA(table3a, lang)</text:span>))</text:p>
      <text:p text:style-name="P21">tb3aStyles$header[tb3aStyles$header=="MyCenteredNormal"] &lt;- "MyCenteredSmall"</text:p>
      <text:p text:style-name="P21">tb3aStyles$text[tb3aStyles$text=="MyCenteredNormal"] &lt;- "MyCenteredSmall"</text:p>
      <text:p text:style-name="P53">odfTable(<text:span text:style-name="T37">formatTableA(table3a, lang)</text:span>, useRowNames=FALSE, <text:span text:style-name="T38">styles=tb3aStyles</text:span>)</text:p>
      <text:p text:style-name="Text_20_body">} else {</text:p>
      <text:p text:style-name="P22"><text:tab/>odfCat(<text:span text:style-name="T11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18">tb3bStyles &lt;- tableStyles(<text:span text:style-name="T25">formatTableB(table3b, lang)</text:span>, useRowNames=FALSE, header=colnames(<text:span text:style-name="T25">formatTableB(table3b, lang)</text:span>))</text:p>
      <text:p text:style-name="P15">tb3bStyles$header[tb3bStyles$header=="MyCenteredNormal"] &lt;- "MyCenteredSmall"</text:p>
      <text:p text:style-name="P15">tb3bStyles$text[tb3bStyles$text=="MyCenteredNormal"] &lt;- "MyCenteredSmall"</text:p>
      <text:p text:style-name="P52">odfTable<text:span text:style-name="T25">(formatTableB(table3b, lang)</text:span>, useRowNames=FALSE, styles=t<text:span text:style-name="T10">b3bS</text:span>tyles)</text:p>
      <text:p text:style-name="Text_20_body">} else {</text:p>
      <text:p text:style-name="P22"><text:tab/>odfCat(<text:span text:style-name="T11">noAlertMsg[4, lang]</text:span>)</text:p>
      <text:p text:style-name="Text_20_body">}</text:p>
      <text:p text:style-name="Text_20_body">@</text:p>
      <text:p text:style-name="Text_20_body"/>
      <text:p text:style-name="P13"/>
      <text:h text:style-name="P60" text:outline-level="2">Alerts of the day: graphs</text:h>
      <text:p text:style-name="P43">&lt;&lt;<text:span text:style-name="T12">dayalerts</text:span>, echo = FALSE, results = xml&gt;&gt;=</text:p>
      <text:p text:style-name="P25">if (nrow(table2a)+nrow(table2b)==0) {</text:p>
      <text:p text:style-name="P47"><text:span text:style-name="T13">cat(</text:span>odfCat(<text:span text:style-name="T11">noAlertMsg[5, lang]</text:span>)<text:span text:style-name="T13">)</text:span></text:p>
      <text:p text:style-name="P25">} else {</text:p>
      <text:p text:style-name="P26"/>
      <text:p text:style-name="P26">styles &lt;- getStyles()</text:p>
      <text:p text:style-name="P26">styles$paragraph &lt;- "MyNormal"</text:p>
      <text:p text:style-name="P26">setStyles(styles)</text:p>
      <text:p text:style-name="P29">cnt &lt;- <text:span text:style-name="T14">13</text:span></text:p>
      <text:p text:style-name="P25"/>
      <text:p text:style-name="P25">if (nrow(table2b)&gt;0) { for (i in 1:nrow(table2b)<text:span text:style-name="T15">)</text:span> {</text:p>
      <text:p text:style-name="P30"><text:span text:style-name="T16">if (cnt&gt;13) cat(as.character(</text:span>odfPageBreak()<text:span text:style-name="T17">))</text:span></text:p>
      <text:p text:style-name="P33">cnt &lt;- cnt + 1</text:p>
      <text:p text:style-name="P25"><text:span text:style-name="T18">syndro &lt;- </text:span>table2b[i,<text:span text:style-name="T18">"</text:span>syndro<text:span text:style-name="T18">"</text:span>]; <text:span text:style-name="T18">camp &lt;- table2b[i,"camp"]</text:span></text:p>
      <text:p text:style-name="P25"><text:span text:style-name="T18">fname &lt;- </text:span>sprintf(<text:span text:style-name="T18">"</text:span>fitAl-%<text:span text:style-name="T18">s</text:span>-%s<text:span text:style-name="T18">.ps", camp, </text:span>syndro)</text:p>
      <text:p text:style-name="P34"><text:span text:style-name="T27">cairo_ps</text:span>(<text:span text:style-name="T18">fname</text:span>, width=<text:span text:style-name="T27">9.5</text:span>, height=<text:span text:style-name="T27">5.5</text:span>, <text:span text:style-name="T27">pointsize=12</text:span>)</text:p>
      <text:p text:style-name="P37">plotOne(fits<text:span text:style-name="T23">D[[camp]]</text:span>[[<text:span text:style-name="T18">syndro</text:span>]], <text:span text:style-name="T26">lang=lang, stoptgt=TRUE</text:span>)</text:p>
      <text:p text:style-name="P34">dev.off()</text:p>
      <text:p text:style-name="P42">cat(odfCat(sprintf(alDayLabels[2, lang], cnt, syndroDesc[<text:span text:style-name="T35">syndro</text:span>, lang], camp, camps[match(camp, camps$codecamp), lang])))</text:p>
      <text:p text:style-name="P34"><text:span text:style-name="T24">cat(</text:span>odfInsertPlot(<text:span text:style-name="T18">fname</text:span>, height=3.8, width=3.8*3920/2200, <text:span text:style-name="T20">externalFile=TRUE))</text:span></text:p>
      <text:p text:style-name="P39">file.remove(fname)</text:p>
      <text:p text:style-name="P41">if (syndro&lt;=5) {</text:p>
      <text:p text:style-name="P25"><text:span text:style-name="T18">fname &lt;- </text:span>sprintf(<text:span text:style-name="T18">"ages</text:span>Al-%<text:span text:style-name="T18">s</text:span>-%s<text:span text:style-name="T18">.ps", camp, </text:span>syndro)</text:p>
      <text:p text:style-name="P34"><text:span text:style-name="T27">cairo_ps</text:span>(<text:span text:style-name="T18">fname</text:span>, width=<text:span text:style-name="T27">9.5</text:span>, height=<text:span text:style-name="T27">5.5</text:span>, <text:span text:style-name="T27">pointsize</text:span>=<text:span text:style-name="T27">12</text:span>)</text:p>
      <text:p text:style-name="P35">plot<text:span text:style-name="T21">Ages</text:span>(<text:span text:style-name="T18">syndro, camp, lang=lang</text:span>)</text:p>
      <text:p text:style-name="P34">dev.off()</text:p>
      <text:p text:style-name="P34"><text:span text:style-name="T19">cat(</text:span>odfInsertPlot(<text:span text:style-name="T18">fname</text:span>, height=3.8, width=3.8*3920/2200, <text:span text:style-name="T20">externalFile=TRUE))</text:span></text:p>
      <text:p text:style-name="P39">file.remove(fname)</text:p>
      <text:p text:style-name="P41">}<text:span text:style-name="T22">}}</text:span></text:p>
      <text:p text:style-name="P43"/>
      <text:p text:style-name="P44"><text:soft-page-break/>}</text:p>
      <text:p text:style-name="P43">@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Πίνακας10" style:family="table">
      <style:table-properties style:width="17.198cm" fo:margin-top="0cm" fo:margin-bottom="0cm" table:align="center" style:writing-mode="lr-tb"/>
    </style:style>
    <style:style style:name="Πίνακας10.A" style:family="table-column">
      <style:table-column-properties style:column-width="0.907cm"/>
    </style:style>
    <style:style style:name="Πίνακας10.B" style:family="table-column">
      <style:table-column-properties style:column-width="8.599cm"/>
    </style:style>
    <style:style style:name="Πίνακας10.C" style:family="table-column">
      <style:table-column-properties style:column-width="3.988cm"/>
    </style:style>
    <style:style style:name="Πίνακας10.D" style:family="table-column">
      <style:table-column-properties style:column-width="3.704cm"/>
    </style:style>
    <style:style style:name="Πίνακας10.1" style:family="table-row">
      <style:table-row-properties style:min-row-height="1.099cm" fo:keep-together="auto"/>
    </style:style>
    <style:style style:name="Πίνακας10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Πίνακας10.B1" style:family="table-cell">
      <style:table-cell-properties style:vertical-align="middle" fo:background-color="transparent" fo:padding-left="0.199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Πίνακας10.C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Πίνακας10.D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MP1" style:family="paragraph" style:parent-style-name="Header">
      <style:text-properties officeooo:paragraph-rsid="00855a8a"/>
    </style:style>
    <style:style style:name="M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M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M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M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10" style:family="paragraph" style:parent-style-name="Standard">
      <style:text-properties fo:font-size="6pt" officeooo:paragraph-rsid="00855a8a" style:font-size-asian="5.25pt" style:font-size-complex="6pt"/>
    </style:style>
    <style:style style:name="MT1" style:family="text">
      <style:text-properties officeooo:rsid="00855a8a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Fira Sans1" fo:font-size="8pt" fo:language="en" fo:country="US" style:font-size-asian="8pt" style:font-size-complex="8pt"/>
    </style:style>
    <style:style style:name="MT4" style:family="text">
      <style:text-properties style:font-name="Fira Sans1" fo:font-size="8pt" style:font-size-asian="8pt" style:font-size-complex="8pt"/>
    </style:style>
    <style:style style:name="MT5" style:family="text">
      <style:text-properties style:font-name="Fira Sans1" fo:font-size="8pt" fo:font-weight="bold" style:font-size-asian="8pt" style:font-weight-asian="bold" style:font-size-complex="8pt"/>
    </style:style>
    <style:style style:name="MT6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able:table table:name="Πίνακας10" table:style-name="Πίνακας10">
          <table:table-column table:style-name="Πίνακας10.A"/>
          <table:table-column table:style-name="Πίνακας10.B"/>
          <table:table-column table:style-name="Πίνακας10.C"/>
          <table:table-column table:style-name="Πίνακας10.D"/>
          <table:table-row table:style-name="Πίνακας10.1">
            <table:table-cell table:style-name="Πίνακας10.A1" office:value-type="string">
              <text:p text:style-name="MP2"><draw:frame draw:style-name="Mfr1" draw:name="Εικόνα 1" text:anchor-type="as-char" svg:y="-0.728cm" svg:width="0.938cm" svg:height="0.728cm" draw:z-index="0"><draw:image xlink:href="Pictures/10000201000000F2000000A895115EAD7796B394.png" xlink:type="simple" xlink:show="embed" xlink:actuate="onLoad"/></draw:frame></text:p>
            </table:table-cell>
            <table:table-cell table:style-name="Πίνακας10.B1" office:value-type="string">
              <text:p text:style-name="MP3">Ministry of Health</text:p>
              <text:p text:style-name="MP4">Hellenic Centre for Disease Control and Prevention (KEELPNO)</text:p>
              <text:p text:style-name="MP5">Department of Epidemiological Surveillance and Intervention</text:p>
            </table:table-cell>
            <table:table-cell table:style-name="Πίνακας10.C1" office:value-type="string">
              <text:p text:style-name="MP6"><text:span text:style-name="MT1">Phone</text:span>:<text:span text:style-name="MT2"> 210 5212 054, <text:s/></text:span></text:p>
              <text:p text:style-name="MP6"><text:span text:style-name="MT1">Fax</text:span>:<text:span text:style-name="MT2"> 210 8818 868</text:span></text:p>
              <text:p text:style-name="MP7"><text:span text:style-name="MT3">E</text:span><text:span text:style-name="MT4">-</text:span><text:span text:style-name="MT3">mail</text:span><text:span text:style-name="MT4">:</text:span><text:span text:style-name="MT5"> </text:span><text:a xlink:type="simple" xlink:href="mailto:epid@keelpno.gr" text:style-name="Internet_20_link" text:visited-style-name="Visited_20_Internet_20_Link"><text:span text:style-name="MT6">epid</text:span></text:a><text:a xlink:type="simple" xlink:href="mailto:epid@keelpno.gr" text:style-name="Internet_20_link" text:visited-style-name="Visited_20_Internet_20_Link"><text:span text:style-name="MT5">@</text:span></text:a><text:a xlink:type="simple" xlink:href="mailto:epid@keelpno.gr" text:style-name="Internet_20_link" text:visited-style-name="Visited_20_Internet_20_Link"><text:span text:style-name="MT6">keelpno</text:span></text:a><text:a xlink:type="simple" xlink:href="mailto:epid@keelpno.gr" text:style-name="Internet_20_link" text:visited-style-name="Visited_20_Internet_20_Link"><text:span text:style-name="MT5">.</text:span></text:a><text:a xlink:type="simple" xlink:href="mailto:epid@keelpno.gr" text:style-name="Internet_20_link" text:visited-style-name="Visited_20_Internet_20_Link"><text:span text:style-name="MT6">gr</text:span></text:a></text:p>
            </table:table-cell>
            <table:table-cell table:style-name="Πίνακας10.D1" office:value-type="string">
              <text:p text:style-name="MP8">(<text:span text:style-name="MT1">Epidemiological surveil-</text:span></text:p>
              <text:p text:style-name="MP9">lance in accordance with </text:p>
              <text:p text:style-name="MP8"><text:span text:style-name="MT1">law </text:span>3370/2005)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20T09:24:41.163708286</dc:date>
    <dc:creator>Theodore Lytras</dc:creator>
    <meta:editing-duration>PT4H41M12S</meta:editing-duration>
    <meta:editing-cycles>109</meta:editing-cycles>
    <meta:generator>LibreOffice/5.1.5.1$Linux_X86_64 LibreOffice_project/10m0$Build-1</meta:generator>
    <meta:document-statistic meta:table-count="1" meta:image-count="1" meta:object-count="0" meta:page-count="6" meta:paragraph-count="117" meta:word-count="488" meta:character-count="5101" meta:non-whitespace-character-count="4720"/>
  </office:meta>
</office:document-meta>
</file>